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A00000057C4CA4576F3EDBDCC.png" manifest:media-type="image/png"/>
  <manifest:file-entry manifest:full-path="Pictures/100002010000010600000148C7A950FCCD92574B.png" manifest:media-type="image/png"/>
  <manifest:file-entry manifest:full-path="Pictures/10000000000000E1000000E10DF188C9CF467481.png" manifest:media-type="image/png"/>
  <manifest:file-entry manifest:full-path="Pictures/10000201000000530000003EB8A1EBCB50D5817A.png" manifest:media-type="image/png"/>
  <manifest:file-entry manifest:full-path="Pictures/10000000000000E1000000E19B3140251A8D4D21.png" manifest:media-type="image/png"/>
  <manifest:file-entry manifest:full-path="Pictures/10000201000000B500000060860B7B1478950615.png" manifest:media-type="image/png"/>
  <manifest:file-entry manifest:full-path="Pictures/100002010000003F0000003E56D2808876B51344.png" manifest:media-type="image/png"/>
  <manifest:file-entry manifest:full-path="Pictures/10000000000000E1000000E13AFB98506786125D.png" manifest:media-type="image/png"/>
  <manifest:file-entry manifest:full-path="Pictures/100000000000005A0000005A5D087080386BEB9F.png" manifest:media-type="image/png"/>
  <manifest:file-entry manifest:full-path="Pictures/100002010000005A0000004731942207E40CEA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672c4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butt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solid" svg:stroke-width="0.026cm" svg:stroke-color="#ffffff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solid" svg:stroke-width="0.026cm" svg:stroke-color="#00fefe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solid" draw:shadow="hidden" style:mirror="none"/>
    </style:style>
    <style:style style:name="gr9" style:family="graphic" style:parent-style-name="standard">
      <style:graphic-properties draw:stroke="none" draw:fill="none" draw:textarea-vertical-align="top" fo:min-height="0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293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4672c4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style:font-name="Calibri" fo:font-size="16pt" style:font-name-asian="Calibri" style:font-size-asian="16pt" style:font-name-complex="Calibri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layout" svg:width="5.448cm" svg:height="3.629cm" svg:x="21.593cm" svg:y="10.733cm" svg:viewBox="0 0 5449 3630" svg:d="M4680 1806h-65c0-371-155-711-407-923-259-211-589-264-886-143-246-560-789-847-1306-704-517 144-893 688-893 1316v15c-356-68-711 106-931 439-212 341-251 788-103 1166 155 378 478 628 834 650v8h3751c426 0 775-409 775-908s-342-916-769-916z">
            <text:p/>
          </draw:path>
          <draw:path draw:style-name="gr2" draw:text-style-name="P2" draw:layer="layout" svg:width="5.448cm" svg:height="3.629cm" svg:x="21.593cm" svg:y="10.733cm" svg:viewBox="0 0 5449 3630" svg:d="M4680 1806h-65c0-371-155-711-407-923-259-211-589-264-886-143-246-560-789-847-1306-704-517 144-893 688-893 1316v15c-356-68-711 106-931 439-212 341-251 788-103 1166 155 378 478 628 834 650v8h3751c426 0 775-409 775-908s-342-916-769-916z">
            <text:p/>
          </draw:path>
        </draw:g>
        <draw:frame draw:style-name="gr3" draw:text-style-name="P2" draw:layer="layout" svg:width="5.479cm" svg:height="0.791cm" svg:x="21.561cm" svg:y="14.406cm">
          <draw:text-box>
            <text:p text:style-name="P3"><text:span text:style-name="T1">AHE</text:span></text:p>
          </draw:text-box>
        </draw:frame>
        <draw:g>
          <draw:path draw:style-name="gr1" draw:text-style-name="P1" draw:layer="layout" svg:width="1.066cm" svg:height="1.317cm" svg:x="1.58cm" svg:y="6.591cm" svg:viewBox="0 0 1067 1318" svg:d="M1067 1318v-310c0-47-20-93-53-124-73-70-166-116-261-147-66-24-140-39-220-39-73 0-146 15-219 39-95 31-188 85-261 147-34 31-53 77-53 124v310zM801 309c0 55-13 108-36 155-24 47-57 86-98 113-40 27-86 41-133 41s-93-14-133-41c-41-27-74-66-98-113-23-47-35-100-35-155 0-54 12-107 35-154 24-47 57-86 98-114 40-27 86-41 132-41h1c47 0 93 14 133 41 41 28 74 67 98 114 23 47 36 100 36 154z">
            <text:p/>
          </draw:path>
          <draw:path draw:style-name="gr2" draw:text-style-name="P2" draw:layer="layout" svg:width="1.066cm" svg:height="1.317cm" svg:x="1.58cm" svg:y="6.591cm" svg:viewBox="0 0 1067 1318" svg:d="M1067 1318v-310c0-47-20-93-53-124-73-70-166-116-261-147-66-24-140-39-220-39-73 0-146 15-219 39-95 31-188 85-261 147-34 31-53 77-53 124v310zM801 309c0 55-13 108-36 155-24 47-57 86-98 113-40 27-86 41-133 41s-93-14-133-41c-41-27-74-66-98-113-23-47-35-100-35-155 0-54 12-107 35-154 24-47 57-86 98-114 40-27 86-41 132-41h1c47 0 93 14 133 41 41 28 74 67 98 114 23 47 36 100 36 154z">
            <text:p/>
          </draw:path>
        </draw:g>
        <draw:g>
          <draw:path draw:style-name="gr1" draw:text-style-name="P1" draw:layer="layout" svg:width="2.032cm" svg:height="1.237cm" svg:x="3.545cm" svg:y="5.553cm" svg:viewBox="0 0 2033 1238" svg:d="M1184 486c-11-87-51-169-113-233 112 24 195 119 205 233zM1184 531h92c-10 114-94 208-206 232 63-63 103-144 114-232zM852 531c11 88 52 170 115 233-114-22-200-118-210-233zM852 486h-95c10-115 96-211 210-234-63 64-104 146-115 234zM994 531v198c-52-54-87-124-98-198zM994 486h-98c11-75 46-144 98-199zM1039 486v-202c54 56 89 126 101 202zM1039 531h101c-12 76-47 146-101 201zM1016 198c-170 0-309 140-309 310 0 171 139 310 309 310 171 0 310-139 310-310 0-170-139-310-310-310zM1149 1106v22c1 11-8 21-19 22-1 0-2 0-3 0h-221c-11 1-21-8-22-19 0-1 0-2 0-3v-22h-884v44c0 49 39 88 88 88h1857c49 0 88-39 88-88v-44zM1768 88c0-49-39-88-88-88h-1327c-49 0-88 39-88 88v929h1503zM1636 884h-1239v-752h1239z">
            <text:p/>
          </draw:path>
          <draw:path draw:style-name="gr2" draw:text-style-name="P2" draw:layer="layout" svg:width="2.032cm" svg:height="1.237cm" svg:x="3.545cm" svg:y="5.553cm" svg:viewBox="0 0 2033 1238" svg:d="M1184 486c-11-87-51-169-113-233 112 24 195 119 205 233zM1184 531h92c-10 114-94 208-206 232 63-63 103-144 114-232zM852 531c11 88 52 170 115 233-114-22-200-118-210-233zM852 486h-95c10-115 96-211 210-234-63 64-104 146-115 234zM994 531v198c-52-54-87-124-98-198zM994 486h-98c11-75 46-144 98-199zM1039 486v-202c54 56 89 126 101 202zM1039 531h101c-12 76-47 146-101 201zM1016 198c-170 0-309 140-309 310 0 171 139 310 309 310 171 0 310-139 310-310 0-170-139-310-310-310zM1149 1106v22c1 11-8 21-19 22-1 0-2 0-3 0h-221c-11 1-21-8-22-19 0-1 0-2 0-3v-22h-884v44c0 49 39 88 88 88h1857c49 0 88-39 88-88v-44zM1768 88c0-49-39-88-88-88h-1327c-49 0-88 39-88 88v929h1503zM1636 884h-1239v-752h1239z">
            <text:p/>
          </draw:path>
        </draw:g>
        <draw:g>
          <draw:path draw:style-name="gr4" draw:text-style-name="P4" draw:layer="layout" svg:width="0.563cm" svg:height="1.317cm" svg:x="4.28cm" svg:y="7.196cm" svg:viewBox="0 0 564 1318" svg:d="M0 1236c0 29 18 56 42 59 0 0 137 23 239 23 103 0 240-23 240-23 24-3 43-30 43-59v-1154c0-29-19-56-43-60 0 0-134-22-240-22-102 0-239 22-239 22-24 4-42 31-42 60z">
            <text:p/>
          </draw:path>
          <draw:path draw:style-name="gr5" draw:text-style-name="P2" draw:layer="layout" svg:width="0.563cm" svg:height="1.317cm" svg:x="4.28cm" svg:y="7.196cm" svg:viewBox="0 0 564 1318" svg:d="M0 1236c0 29 18 56 42 59 0 0 137 23 239 23 103 0 240-23 240-23 24-3 43-30 43-59v-1154c0-29-19-56-43-60 0 0-134-22-240-22-102 0-239 22-239 22-24 4-42 31-42 60z">
            <text:p/>
          </draw:path>
        </draw:g>
        <draw:g>
          <draw:polygon draw:style-name="gr1" draw:text-style-name="P1" draw:layer="layout" svg:width="0.478cm" svg:height="0.969cm" svg:x="4.322cm" svg:y="7.383cm" svg:viewBox="0 0 479 970" draw:points="0,970 479,970 479,0 0,0">
            <text:p/>
          </draw:polygon>
          <draw:polygon draw:style-name="gr6" draw:text-style-name="P2" draw:layer="layout" svg:width="0.478cm" svg:height="0.969cm" svg:x="4.322cm" svg:y="7.383cm" svg:viewBox="0 0 479 970" draw:points="0,970 479,970 479,0 0,0">
            <text:p/>
          </draw:polygon>
        </draw:g>
        <draw:g>
          <draw:path draw:style-name="gr4" draw:text-style-name="P4" draw:layer="layout" svg:width="0.175cm" svg:height="0.047cm" svg:x="4.473cm" svg:y="8.401cm" svg:viewBox="0 0 176 48" svg:d="M36 24c0 4 0 8-2 12s-4 7-7 9c-2 2-6 3-9 3s-6-1-9-3-5-5-7-9c-1-4-2-8-2-12s1-8 2-12c2-4 4-7 7-9s5-3 8-3c1 0 1 0 1 0 3 0 7 1 9 3 3 2 5 5 7 9s2 8 2 12zM106 24c0 4-1 8-2 12-2 4-4 7-7 9s-6 3-9 3-6-1-9-3-5-5-7-9c-1-4-2-8-2-12s1-8 2-12c2-4 4-7 7-9 2-2 5-3 8-3h1c3 0 6 1 9 3s5 5 7 9c1 4 2 8 2 12zM176 24c0 4-1 8-2 12-2 4-4 7-7 9s-6 3-9 3-7-1-9-3c-3-2-5-5-7-9s-2-8-2-12 0-8 2-12 4-7 7-9c2-2 5-3 8-3h1c3 0 6 1 9 3s5 5 7 9c1 4 2 8 2 12z">
            <text:p/>
          </draw:path>
          <draw:line draw:style-name="gr6" draw:text-style-name="P2" draw:layer="layout" svg:x1="4.491cm" svg:y1="7.304cm" svg:x2="4.631cm" svg:y2="7.304cm">
            <text:p/>
          </draw:line>
        </draw:g>
        <draw:polygon draw:style-name="gr5" draw:text-style-name="P2" draw:layer="layout" svg:width="0cm" svg:height="0.316cm" svg:x="4.561cm" svg:y="7.537cm" svg:viewBox="0 0 0 317" draw:points="0,317 0,0">
          <text:p/>
        </draw:polygon>
        <draw:polyline draw:style-name="gr5" draw:text-style-name="P2" draw:layer="layout" svg:width="0.239cm" svg:height="0.552cm" svg:x="4.561cm" svg:y="7.855cm" svg:viewBox="0 0 240 553" draw:points="0,0 0,553 240,553 240,235">
          <text:p/>
        </draw:polyline>
        <draw:polyline draw:style-name="gr7" draw:text-style-name="P2" draw:layer="layout" svg:width="1.926cm" svg:height="0.316cm" svg:x="2.635cm" svg:y="7.539cm" svg:viewBox="0 0 1927 317" draw:points="0,0 487,0 487,317 1927,317">
          <text:p/>
        </draw:polyline>
        <draw:polyline draw:style-name="gr7" draw:text-style-name="P2" draw:layer="layout" svg:width="1.894cm" svg:height="0.377cm" svg:x="2.113cm" svg:y="6.215cm" svg:viewBox="0 0 1895 378" draw:points="0,378 0,0 1895,0">
          <text:p/>
        </draw:polyline>
        <draw:frame draw:style-name="gr8" draw:layer="layout" svg:width="1.066cm" svg:height="1.237cm" svg:x="23.258cm" svg:y="11.335cm">
          <draw:image xlink:href="Pictures/100002010000010600000148C7A950FCCD92574B.png" xlink:type="simple" xlink:show="embed" xlink:actuate="onLoad" loext:mime-type="image/png">
            <text:p/>
          </draw:image>
        </draw:frame>
        <draw:frame draw:style-name="gr8" draw:layer="layout" svg:width="1.066cm" svg:height="0.926cm" svg:x="24.009cm" svg:y="12.929cm">
          <draw:image xlink:href="Pictures/10000201000000530000003EB8A1EBCB50D5817A.png" xlink:type="simple" xlink:show="embed" xlink:actuate="onLoad" loext:mime-type="image/png">
            <text:p/>
          </draw:image>
        </draw:frame>
        <draw:polygon draw:style-name="gr5" draw:text-style-name="P2" draw:layer="layout" svg:width="0cm" svg:height="0.316cm" svg:x="12.655cm" svg:y="9.046cm" svg:viewBox="0 0 0 317" draw:points="0,0 0,317">
          <text:p/>
        </draw:polygon>
        <draw:g>
          <draw:path draw:style-name="gr1" draw:text-style-name="P1" draw:layer="layout" svg:width="15.447cm" svg:height="13.95cm" svg:x="6.068cm" svg:y="6.489cm" svg:viewBox="0 0 15448 13951" svg:d="M13267 6944h-183c0-1425-440-2733-1155-3547-734-814-1669-1018-2512-553-696-2151-2236-3255-3702-2703s-2530 2645-2530 5058v58c-1008-261-2016 407-2639 1687-604 1309-714 3024-293 4478 439 1453 1356 2413 2364 2500v29h10632c1209 0 2199-1570 2199-3489 0-1918-971-3518-2181-3518z">
            <text:p/>
          </draw:path>
          <draw:path draw:style-name="gr2" draw:text-style-name="P2" draw:layer="layout" svg:width="15.447cm" svg:height="13.95cm" svg:x="6.068cm" svg:y="6.489cm" svg:viewBox="0 0 15448 13951" svg:d="M13267 6944h-183c0-1425-440-2733-1155-3547-734-814-1669-1018-2512-553-696-2151-2236-3255-3702-2703s-2530 2645-2530 5058v58c-1008-261-2016 407-2639 1687-604 1309-714 3024-293 4478 439 1453 1356 2413 2364 2500v29h10632c1209 0 2199-1570 2199-3489 0-1918-971-3518-2181-3518z">
            <text:p/>
          </draw:path>
        </draw:g>
        <draw:frame draw:style-name="gr3" draw:text-style-name="P2" draw:layer="layout" svg:width="15.536cm" svg:height="0.791cm" svg:x="5.979cm" svg:y="20.605cm">
          <draw:text-box>
            <text:p text:style-name="P3"><text:span text:style-name="T1">MODCLOUD ICE</text:span></text:p>
          </draw:text-box>
        </draw:frame>
        <draw:frame draw:style-name="gr8" draw:layer="layout" svg:width="5.479cm" svg:height="3.673cm" svg:x="12.082cm" svg:y="16.419cm">
          <draw:image xlink:href="Pictures/10000201000000B500000060860B7B1478950615.png" xlink:type="simple" xlink:show="embed" xlink:actuate="onLoad" loext:mime-type="image/png">
            <text:p/>
          </draw:image>
        </draw:frame>
        <draw:line draw:style-name="gr7" draw:text-style-name="P2" draw:layer="layout" svg:x1="13.276cm" svg:y1="17.248cm" svg:x2="13.276cm" svg:y2="17.191cm">
          <text:p/>
        </draw:line>
        <draw:line draw:style-name="gr7" draw:text-style-name="P2" draw:layer="layout" svg:x1="16.225cm" svg:y1="17.249cm" svg:x2="16.225cm" svg:y2="17.191cm">
          <text:p/>
        </draw:line>
        <draw:frame draw:style-name="gr8" draw:layer="layout" svg:width="1.066cm" svg:height="0.926cm" svg:x="15.692cm" svg:y="17.249cm">
          <draw:image xlink:href="Pictures/100000000000005A0000005A5D087080386BEB9F.png" xlink:type="simple" xlink:show="embed" xlink:actuate="onLoad" loext:mime-type="image/png">
            <text:p/>
          </draw:image>
        </draw:frame>
        <draw:frame draw:style-name="gr8" draw:layer="layout" svg:width="1.276cm" svg:height="1.165cm" svg:x="12.413cm" svg:y="17.249cm">
          <draw:image xlink:href="Pictures/100000000000005A00000057C4CA4576F3EDBDCC.png" xlink:type="simple" xlink:show="embed" xlink:actuate="onLoad" loext:mime-type="image/png">
            <text:p/>
          </draw:image>
        </draw:frame>
        <draw:frame draw:style-name="gr8" draw:layer="layout" svg:width="3.895cm" svg:height="3.285cm" svg:x="12.863cm" svg:y="13.906cm">
          <draw:image xlink:href="Pictures/100002010000003F0000003E56D2808876B51344.png" xlink:type="simple" xlink:show="embed" xlink:actuate="onLoad" loext:mime-type="image/png">
            <text:p/>
          </draw:image>
        </draw:frame>
        <draw:polyline draw:style-name="gr7" draw:text-style-name="P2" draw:layer="layout" svg:width="8.301cm" svg:height="6.861cm" svg:x="4.561cm" svg:y="8.513cm" svg:viewBox="0 0 8302 6862" draw:points="0,0 0,6862 8302,6862">
          <text:p/>
        </draw:polyline>
        <draw:polyline draw:style-name="gr7" draw:text-style-name="P2" draw:layer="layout" svg:width="9.535cm" svg:height="7.735cm" svg:x="5.577cm" svg:y="6.171cm" svg:viewBox="0 0 9536 7736" draw:points="0,0 9536,0 9536,7736">
          <text:p/>
        </draw:polyline>
        <draw:path draw:style-name="gr7" draw:text-style-name="P2" draw:layer="layout" svg:width="7.999cm" svg:height="0.621cm" svg:x="16.009cm" svg:y="13.286cm" svg:viewBox="0 0 8000 622" svg:d="M8000 106h-270c0-18-5-37-14-53-10-16-23-29-39-39-16-9-34-14-53-14s-37 5-53 14c-16 10-30 23-39 39s-14 35-14 53h-7518v516">
          <text:p/>
        </draw:path>
        <draw:line draw:style-name="gr5" draw:text-style-name="P2" draw:layer="layout" svg:x1="24.166cm" svg:y1="12.929cm" svg:x2="24.166cm" svg:y2="12.572cm">
          <text:p/>
        </draw:line>
        <draw:polyline draw:style-name="gr7" draw:text-style-name="P2" draw:layer="layout" svg:width="6.876cm" svg:height="2.84cm" svg:x="16.758cm" svg:y="12.572cm" svg:viewBox="0 0 6877 2841" draw:points="6877,0 6877,2841 0,2841">
          <text:p/>
        </draw:polyline>
        <draw:polyline draw:style-name="gr7" draw:text-style-name="P2" draw:layer="layout" svg:width="2.101cm" svg:height="2.084cm" svg:x="9.529cm" svg:y="10.607cm" svg:viewBox="0 0 2102 2085" draw:points="0,2085 0,0 2102,0">
          <text:p/>
        </draw:polyline>
        <draw:path draw:style-name="gr7" draw:text-style-name="P2" draw:layer="layout" svg:width="2.6cm" svg:height="0.107cm" svg:x="13.707cm" svg:y="10.729cm" svg:viewBox="0 0 2601 108" svg:d="M0 108h1299c0-19 5-37 15-54 9-16 22-30 38-39 16-10 35-15 53-15 19 0 37 5 53 15 16 9 29 23 38 39 10 17 15 35 15 54h1090">
          <text:p/>
        </draw:path>
        <draw:path draw:style-name="gr7" draw:text-style-name="P2" draw:layer="layout" svg:width="3.131cm" svg:height="1.892cm" svg:x="14.215cm" svg:y="8.124cm" svg:viewBox="0 0 3132 1893" svg:d="M3132 1893v-1787h-2129c0-19-5-37-14-53s-23-29-39-39c-16-9-34-14-53-14-18 0-37 5-53 14-16 10-29 23-39 39-9 16-14 34-14 53h-791">
          <text:p/>
        </draw:path>
        <draw:polyline draw:style-name="gr5" draw:text-style-name="P2" draw:layer="layout" svg:width="5.075cm" svg:height="1.388cm" svg:x="16.758cm" svg:y="13.547cm" svg:viewBox="0 0 5076 1389" draw:points="0,1389 5076,1389 5076,0 4759,0">
          <text:p/>
        </draw:polyline>
        <draw:polyline draw:style-name="gr7" draw:text-style-name="P2" draw:layer="layout" svg:width="3.334cm" svg:height="0.522cm" svg:x="9.529cm" svg:y="14.331cm" svg:viewBox="0 0 3335 523" draw:points="3335,523 0,523 0,0">
          <text:p/>
        </draw:polyline>
        <draw:g>
          <draw:frame draw:style-name="gr8" draw:layer="layout" svg:width="2.032cm" svg:height="1.64cm" svg:x="8.513cm" svg:y="12.691cm">
            <draw:image xlink:href="Pictures/10000000000000E1000000E13AFB98506786125D.png" xlink:type="simple" xlink:show="embed" xlink:actuate="onLoad" loext:mime-type="image/png">
              <text:p/>
            </draw:image>
          </draw:frame>
          <draw:frame draw:style-name="gr9" draw:text-style-name="P2" draw:layer="layout" svg:width="2.032cm" svg:height="1.299cm" svg:x="8.513cm" svg:y="14.331cm">
            <draw:text-box>
              <text:p text:style-name="P3"><text:span text:style-name="T1">AWS Amplify</text:span></text:p>
            </draw:text-box>
          </draw:frame>
        </draw:g>
        <draw:g>
          <draw:frame draw:style-name="gr8" draw:layer="layout" svg:width="2.077cm" svg:height="1.64cm" svg:x="11.63cm" svg:y="10.015cm">
            <draw:image xlink:href="Pictures/10000000000000E1000000E19B3140251A8D4D21.png" xlink:type="simple" xlink:show="embed" xlink:actuate="onLoad" loext:mime-type="image/png">
              <text:p/>
            </draw:image>
          </draw:frame>
          <draw:frame draw:style-name="gr9" draw:text-style-name="P2" draw:layer="layout" svg:width="2.077cm" svg:height="1.299cm" svg:x="11.63cm" svg:y="11.655cm">
            <draw:text-box>
              <text:p text:style-name="P3"><text:span text:style-name="T1">API Gateway</text:span></text:p>
            </draw:text-box>
          </draw:frame>
        </draw:g>
        <draw:g>
          <draw:frame draw:style-name="gr8" draw:layer="layout" svg:width="2.077cm" svg:height="1.639cm" svg:x="16.308cm" svg:y="10.015cm">
            <draw:image xlink:href="Pictures/10000000000000E1000000E10DF188C9CF467481.png" xlink:type="simple" xlink:show="embed" xlink:actuate="onLoad" loext:mime-type="image/png">
              <text:p/>
            </draw:image>
          </draw:frame>
          <draw:frame draw:style-name="gr9" draw:text-style-name="P2" draw:layer="layout" svg:width="2.077cm" svg:height="0.791cm" svg:x="16.308cm" svg:y="11.654cm">
            <draw:text-box>
              <text:p text:style-name="P3"><text:span text:style-name="T1">Lamda</text:span></text:p>
            </draw:text-box>
          </draw:frame>
        </draw:g>
        <draw:g>
          <draw:frame draw:style-name="gr8" draw:layer="layout" svg:width="2.328cm" svg:height="1.64cm" svg:x="11.887cm" svg:y="7.409cm">
            <draw:image xlink:href="Pictures/100002010000005A0000004731942207E40CEAF0.png" xlink:type="simple" xlink:show="embed" xlink:actuate="onLoad" loext:mime-type="image/png">
              <text:p/>
            </draw:image>
          </draw:frame>
          <draw:frame draw:style-name="gr9" draw:text-style-name="P2" draw:layer="layout" svg:width="2.328cm" svg:height="1.299cm" svg:x="11.887cm" svg:y="9.05cm">
            <draw:text-box>
              <text:p text:style-name="P3"><text:span text:style-name="T1">Amazon Aurora</text:span></text:p>
            </draw:text-box>
          </draw:frame>
        </draw:g>
        <draw:frame draw:style-name="gr10" draw:text-style-name="P2" draw:layer="layout" svg:width="13.589cm" svg:height="1.575cm" svg:x="6.952cm" svg:y="2.416cm">
          <draw:text-box>
            <text:p text:style-name="P3"><text:span text:style-name="T2">High Level SkillRadar Architectur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creator/>
    <dc:date>2023-09-27T11:59:53Z</dc:date>
    <dc:description/>
    <dc:language>en-US</dc:language>
    <dc:subject/>
    <dc:title/>
    <meta:creation-date>2017-08-07T09:31:00Z</meta:creation-date>
    <meta:initial-creator/>
    <meta:keyword/>
    <meta:generator>LibreOffice/6.3.0.4$Windows_X86_64 LibreOffice_project/057fc023c990d676a43019934386b85b21a9ee99</meta:generator>
    <meta:document-statistic meta:object-count="59"/>
    <meta:user-defined meta:name="category"/>
    <meta:user-defined meta:name="company"/>
  </office:meta>
</office:document-meta>
</file>